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9cm" fo:min-width="2.97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72cm" fo:min-width="3.9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6.4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8.00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2.159cm" svg:x="6.866cm" svg:y="3.921cm">
          <text:p text:style-name="P1">Linguistic 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699cm" svg:height="2.794cm" svg:x="2.588cm" svg:y="7.985cm">
          <text:p text:style-name="P1">Hand-crafted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699cm" svg:height="2.794cm" svg:x="10.343cm" svg:y="7.986cm">
          <text:p text:style-name="P1">Machine/Deep</text:p>
          <text:p text:style-name="P1">Learning-based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8.89cm" svg:height="6.731cm" svg:x="1cm" svg:y="12.811cm">
          <draw:text-box>
            <text:list text:style-name="L1">
              <text:list-item>
                <text:p>Emotional words &amp; phrase</text:p>
              </text:list-item>
              <text:list-item>
                <text:p>Exclamation, negation, word number</text:p>
              </text:list-item>
              <text:list-item>
                <text:p>TF-IDF</text:p>
              </text:list-item>
              <text:list-item>
                <text:p>BoW</text:p>
              </text:list-item>
              <text:list-item>
                <text:p>LSA</text:p>
              </text:list-item>
              <text:list-item>
                <text:p>Lexicon-based features</text:p>
                <text:p>(ANEW, VADER, etc)</text:p>
              </text:list-item>
              <text:list-item>
                <text:p>Phoneme (lexical)</text:p>
              </text:list-item>
            </text:list>
          </draw:text-box>
        </draw:frame>
        <draw:frame draw:style-name="gr4" draw:text-style-name="P2" xml:id="id4" draw:id="id4" draw:layer="layout" svg:width="5.461cm" svg:height="8.255cm" svg:x="9.99cm" svg:y="12.811cm">
          <draw:text-box>
            <text:list text:style-name="L1">
              <text:list-item>
                <text:p>wor2vec</text:p>
              </text:list-item>
              <text:list-item>
                <text:p>sentence2vec</text:p>
              </text:list-item>
              <text:list-item>
                <text:p>doc2vec</text:p>
              </text:list-item>
              <text:list-item>
                <text:p>ELMo</text:p>
              </text:list-item>
              <text:list-item>
                <text:p>GloVe</text:p>
              </text:list-item>
              <text:list-item>
                <text:p>FastText</text:p>
              </text:list-item>
              <text:list-item>
                <text:p>BERT</text:p>
              </text:list-item>
              <text:list-item>
                <text:p>LiFE</text:p>
              </text:list-item>
            </text:list>
          </draw:text-box>
        </draw:frame>
        <draw:connector draw:style-name="gr5" draw:text-style-name="P3" draw:layer="layout" draw:type="curve" svg:x1="8.707cm" svg:y1="6.08cm" svg:x2="4.937cm" svg:y2="7.985cm" draw:start-shape="id1" draw:start-glue-point="2" draw:end-shape="id2" draw:end-glue-point="0" svg:d="M8707 6080c0 1429-3770 477-3770 1905" svg:viewBox="0 0 3771 1906">
          <text:p/>
        </draw:connector>
        <draw:connector draw:style-name="gr5" draw:text-style-name="P3" draw:layer="layout" draw:type="curve" svg:x1="8.707cm" svg:y1="6.08cm" svg:x2="12.692cm" svg:y2="7.986cm" draw:start-shape="id1" draw:end-shape="id3" draw:end-glue-point="0" svg:d="M8707 6080c0 1429 3985 477 3985 1906" svg:viewBox="0 0 3986 1907">
          <text:p/>
        </draw:connector>
        <draw:connector draw:style-name="gr5" draw:text-style-name="P3" draw:layer="layout" draw:type="curve" svg:x1="12.692cm" svg:y1="10.78cm" svg:x2="12.72cm" svg:y2="12.811cm" draw:start-shape="id3" draw:end-shape="id4" svg:d="M12692 10780c0 1525 28 510 28 2031" svg:viewBox="0 0 29 2032">
          <text:p/>
        </draw:connector>
        <draw:connector draw:style-name="gr5" draw:text-style-name="P3" draw:layer="layout" draw:type="curve" svg:x1="4.937cm" svg:y1="10.779cm" svg:x2="4.952cm" svg:y2="12.725cm" draw:start-shape="id2" svg:d="M4937 10779c0 1836 15 863 15 1946" svg:viewBox="0 0 16 194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creation-date>2020-09-14T16:37:33.702294403</meta:creation-date>
    <dc:title>BW</dc:title>
    <meta:editing-duration>PT21H39M1S</meta:editing-duration>
    <meta:editing-cycles>18</meta:editing-cycles>
    <meta:generator>LibreOffice/7.0.3.1$Linux_X86_64 LibreOffice_project/d7547858d014d4cf69878db179d326fc3483e082</meta:generator>
    <meta:initial-creator>Bagus Tris Atmaja</meta:initial-creator>
    <dc:date>2021-05-01T06:27:07.217183850</dc:date>
    <dc:creator>Bagus Tris Atmaja</dc:creator>
    <meta:document-statistic meta:object-count="9"/>
    <meta:template xlink:type="simple" xlink:actuate="onRequest" xlink:title="BW" xlink:href="../../Templates/BW.otg" meta:date="2020-09-14T16:37:33.432097714"/>
  </office:meta>
</office:document-meta>
</file>